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0.85cm" fo:min-width="24cm"/>
    </style:style>
    <style:style style:name="gr2" style:family="graphic" style:parent-style-name="standard">
      <style:graphic-properties draw:fill-color="#dee6ef" draw:textarea-horizontal-align="justify" draw:textarea-vertical-align="middle" draw:auto-grow-height="false" fo:min-height="1.826cm" fo:min-width="10.976cm"/>
    </style:style>
    <style:style style:name="gr3" style:family="graphic" style:parent-style-name="standard">
      <style:graphic-properties draw:fill-color="#b4c7dc" draw:textarea-horizontal-align="justify" draw:textarea-vertical-align="middle" draw:auto-grow-height="false" fo:min-height="4.262cm" fo:min-width="9.412cm"/>
    </style:style>
    <style:style style:name="gr4" style:family="graphic" style:parent-style-name="standard">
      <style:graphic-properties draw:fill-color="#afd095" draw:textarea-horizontal-align="justify" draw:textarea-vertical-align="middle" draw:auto-grow-height="false" fo:min-height="1.014cm" fo:min-width="6.664cm"/>
    </style:style>
    <style:style style:name="gr5" style:family="graphic" style:parent-style-name="standard">
      <style:graphic-properties draw:textarea-horizontal-align="justify" draw:textarea-vertical-align="middle" draw:auto-grow-height="false" fo:min-height="3.18cm" fo:min-width="9.53cm"/>
    </style:style>
    <style:style style:name="gr6" style:family="graphic" style:parent-style-name="standard">
      <style:graphic-properties draw:stroke="none" svg:stroke-color="#000000" draw:fill="none" draw:fill-color="#ffffff" fo:min-height="0.717cm"/>
      <style:paragraph-properties style:writing-mode="lr-tb"/>
    </style:style>
    <style:style style:name="gr7" style:family="graphic" style:parent-style-name="standard">
      <style:graphic-properties draw:fill-color="#afd095" draw:textarea-horizontal-align="justify" draw:textarea-vertical-align="middle" draw:auto-grow-height="false" fo:min-height="1.014cm" fo:min-width="6.66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89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11" style:family="graphic" style:parent-style-name="standard">
      <style:graphic-properties draw:fill-color="#dee6ef" draw:textarea-horizontal-align="justify" draw:textarea-vertical-align="middle" draw:auto-grow-height="false" fo:min-height="1.826cm" fo:min-width="4.076cm"/>
    </style:style>
    <style:style style:name="gr12" style:family="graphic" style:parent-style-name="objectwithoutfill">
      <style:graphic-properties draw:marker-end="Arrow" draw:marker-end-width="0.3cm" draw:fill="solid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.433cm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1.094cm" fo:min-width="8.344cm"/>
    </style:style>
    <style:style style:name="gr15" style:family="graphic" style:parent-style-name="standard">
      <style:graphic-properties draw:stroke="none" svg:stroke-color="#000000" draw:fill="none" draw:fill-color="#ffffff" fo:min-height="1.233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dee6ef"/>
      <style:paragraph-properties fo:text-align="center"/>
    </style:style>
    <style:style style:name="P3" style:family="paragraph">
      <loext:graphic-properties draw:fill-color="#b4c7dc"/>
      <style:paragraph-properties fo:text-align="center"/>
    </style:style>
    <style:style style:name="P4" style:family="paragraph">
      <loext:graphic-properties draw:fill-color="#afd095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afd095"/>
      <style:paragraph-properties fo:text-align="center" style:writing-mode="lr-tb"/>
    </style:style>
    <style:style style:name="P9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5.7cm" svg:height="12.3cm" svg:x="2.1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7cm" svg:height="2.3cm" svg:x="15.1cm" svg:y="6.7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0.4cm" svg:height="5cm" svg:x="3.2cm" svg:y="6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7.3cm" svg:height="1.4cm" svg:x="4.9cm" svg:y="8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0.4cm" svg:height="3.8cm" svg:x="3.2cm" svg:y="12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5cm" svg:height="0.967cm" svg:x="7cm" svg:y="8.433cm">
          <draw:text-box>
            <text:p>ユーザー</text:p>
          </draw:text-box>
        </draw:frame>
        <draw:custom-shape draw:style-name="gr7" draw:text-style-name="P8" draw:layer="layout" svg:width="7.3cm" svg:height="1.4cm" svg:x="4.9cm" svg:y="9.9cm">
          <text:p text:style-name="P7">ユーザー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4.4cm" svg:height="0.95cm" svg:x="6.7cm" svg:y="6.9cm">
          <draw:text-box>
            <text:p>グループ</text:p>
          </draw:text-box>
        </draw:frame>
        <draw:frame draw:style-name="gr9" draw:text-style-name="P6" draw:layer="layout" svg:width="6.5cm" svg:height="1.149cm" svg:x="6.7cm" svg:y="13.6cm">
          <draw:text-box>
            <text:p>サービス</text:p>
          </draw:text-box>
        </draw:frame>
        <draw:frame draw:style-name="gr10" draw:text-style-name="P6" draw:layer="layout" svg:width="3.5cm" svg:height="0.95cm" svg:x="19.5cm" svg:y="7.5cm">
          <draw:text-box>
            <text:p>ロール</text:p>
          </draw:text-box>
        </draw:frame>
        <draw:custom-shape draw:style-name="gr11" draw:text-style-name="P2" draw:layer="layout" svg:width="4.8cm" svg:height="2.3cm" svg:x="15.3cm" svg:y="10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4.8cm" svg:height="2.3cm" svg:x="21.8cm" svg:y="10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9" draw:layer="layout" svg:x1="15.3cm" svg:y1="12cm" svg:x2="12.2cm" svg:y2="10.6cm">
          <text:p/>
        </draw:line>
        <draw:line draw:style-name="gr12" draw:text-style-name="P9" draw:layer="layout" svg:x1="24.2cm" svg:y1="10.9cm" svg:x2="24.2cm" svg:y2="9.1cm">
          <text:p/>
        </draw:line>
        <draw:line draw:style-name="gr12" draw:text-style-name="P9" draw:layer="layout" svg:x1="15.2cm" svg:y1="8.8cm" svg:x2="13.6cm" svg:y2="13.9cm">
          <text:p/>
        </draw:line>
        <draw:frame draw:style-name="gr9" draw:text-style-name="P6" draw:layer="layout" svg:width="3.5cm" svg:height="1.149cm" svg:x="16.4cm" svg:y="11.551cm">
          <draw:text-box>
            <text:p>ポリシー</text:p>
          </draw:text-box>
        </draw:frame>
        <draw:frame draw:style-name="gr9" draw:text-style-name="P6" draw:layer="layout" svg:width="3.5cm" svg:height="1.149cm" svg:x="22.8cm" svg:y="11.551cm">
          <draw:text-box>
            <text:p>ポリシー</text:p>
          </draw:text-box>
        </draw:frame>
        <draw:line draw:style-name="gr12" draw:text-style-name="P9" draw:layer="layout" svg:x1="21.9cm" svg:y1="11.1cm" svg:x2="13.6cm" svg:y2="9.3cm">
          <text:p/>
        </draw:line>
        <draw:frame draw:style-name="gr13" draw:text-style-name="P6" draw:layer="layout" svg:width="5.8cm" svg:height="1.683cm" svg:x="12.3cm" svg:y="5.3cm">
          <draw:text-box>
            <text:p>AWSアカウント1</text:p>
          </draw:text-box>
        </draw:frame>
        <draw:custom-shape draw:style-name="gr14" draw:text-style-name="P1" draw:layer="layout" svg:width="9.8cm" svg:height="12.3cm" svg:x="29.1cm" svg:y="5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7.3cm" svg:height="1.4cm" svg:x="30.5cm" svg:y="10cm">
          <text:p text:style-name="P7">ユーザー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6" draw:layer="layout" svg:width="5.8cm" svg:height="1.483cm" svg:x="31.2cm" svg:y="5.417cm">
          <draw:text-box>
            <text:p>AWSアカウント2</text:p>
          </draw:text-box>
        </draw:frame>
        <draw:line draw:style-name="gr12" draw:text-style-name="P9" draw:layer="layout" svg:x1="15.1cm" svg:y1="7.7cm" svg:x2="12.3cm" svg:y2="8.9cm">
          <text:p/>
        </draw:line>
        <draw:line draw:style-name="gr12" draw:text-style-name="P9" draw:layer="layout" svg:x1="26.8cm" svg:y1="7.7cm" svg:x2="31.6cm" svg:y2="10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0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30T09:50:25.616000000</meta:creation-date>
    <dc:date>2020-10-30T14:12:31.737000000</dc:date>
    <meta:editing-duration>PT23M14S</meta:editing-duration>
    <meta:editing-cycles>5</meta:editing-cycles>
    <meta:generator>LibreOffice/6.4.5.2$Windows_X86_64 LibreOffice_project/a726b36747cf2001e06b58ad5db1aa3a9a1872d6</meta:generator>
    <meta:document-statistic meta:object-count="24"/>
  </office:meta>
</office:document-meta>
</file>